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, Monaco, Consolas, 'Courier New', monospace"/>
    <style:font-face style:name="Verdana" svg:font-family="Verdana, Geneva, Tahoma, Arial, Helvetica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5pt" fo:font-style="italic" fo:font-weight="bold" officeooo:rsid="001a6a3d" officeooo:paragraph-rsid="001a6a3d" style:font-size-asian="15pt" style:font-style-asian="italic" style:font-weight-asian="bold" style:font-size-complex="15pt" style:font-style-complex="italic" style:font-weight-complex="bold"/>
    </style:style>
    <style:style style:name="P2" style:family="paragraph" style:parent-style-name="Text_20_body">
      <style:paragraph-properties fo:margin-left="0cm" fo:margin-right="0cm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Verdana" fo:font-size="11.25pt" fo:letter-spacing="normal" fo:font-style="normal" fo:font-weight="normal"/>
    </style:style>
    <style:style style:name="P3" style:family="paragraph" style:parent-style-name="Preformatted_20_Text">
      <style:paragraph-properties fo:margin-left="0cm" fo:margin-right="0cm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7f0055" style:font-name="Menlo" fo:font-size="9.75pt" fo:letter-spacing="normal" fo:font-style="normal" fo:font-weight="normal" officeooo:paragraph-rsid="001ea000"/>
    </style:style>
    <style:style style:name="P4" style:family="paragraph" style:parent-style-name="Text_20_body">
      <style:paragraph-properties style:line-height-at-least="0.635cm" fo:text-align="justify" style:justify-single-word="false" fo:orphans="2" fo:widows="2" fo:padding="0cm" fo:border="none"/>
      <style:text-properties officeooo:paragraph-rsid="001a6a3d"/>
    </style:style>
    <style:style style:name="P5" style:family="paragraph" style:parent-style-name="Preformatted_20_Text">
      <style:paragraph-properties style:line-height-at-least="0.635cm" fo:text-align="justify" style:justify-single-word="false" fo:orphans="2" fo:widows="2" fo:padding="0cm" fo:border="none"/>
      <style:text-properties fo:font-variant="normal" fo:text-transform="none" fo:color="#7f0055" style:font-name="Menlo" fo:font-size="9.75pt" fo:letter-spacing="normal" fo:font-style="normal" fo:font-weight="normal" officeooo:rsid="001c0f83" officeooo:paragraph-rsid="001c0f83"/>
    </style:style>
    <style:style style:name="P6" style:family="paragraph" style:parent-style-name="Preformatted_20_Text">
      <style:paragraph-properties style:line-height-at-least="0.635cm" fo:text-align="justify" style:justify-single-word="false" fo:orphans="2" fo:widows="2" fo:padding="0cm" fo:border="none"/>
      <style:text-properties fo:font-variant="normal" fo:text-transform="none" fo:color="#7f0055" style:font-name="Menlo" fo:font-size="9.75pt" fo:letter-spacing="normal" fo:font-style="normal" fo:font-weight="normal" officeooo:rsid="001dce78" officeooo:paragraph-rsid="001dce78" style:font-weight-asian="normal" style:font-weight-complex="normal"/>
    </style:style>
    <style:style style:name="P7" style:family="paragraph" style:parent-style-name="Preformatted_20_Text">
      <style:paragraph-properties style:line-height-at-least="0.635cm" fo:text-align="justify" style:justify-single-word="false" fo:orphans="2" fo:widows="2" fo:padding="0cm" fo:border="none"/>
      <style:text-properties fo:font-variant="normal" fo:text-transform="none" fo:color="#820f71" style:font-name="Menlo" fo:font-size="9.75pt" fo:letter-spacing="normal" fo:font-style="normal" fo:font-weight="normal" officeooo:paragraph-rsid="001a6a3d"/>
    </style:style>
    <style:style style:name="P8" style:family="paragraph" style:parent-style-name="Heading_20_3">
      <style:paragraph-properties style:line-height-at-least="0.635cm" fo:text-align="justify" style:justify-single-word="false" fo:orphans="2" fo:widows="2" fo:padding="0cm" fo:border="none"/>
      <style:text-properties fo:font-variant="normal" fo:text-transform="none" fo:color="#000000" style:font-name="Verdana" fo:font-size="11.25pt" fo:letter-spacing="normal" fo:font-style="normal" fo:font-weight="bold" officeooo:paragraph-rsid="001a6a3d" style:font-weight-asian="bold" style:font-weight-complex="bold"/>
    </style:style>
    <style:style style:name="P9" style:family="paragraph" style:parent-style-name="Preformatted_20_Text">
      <style:paragraph-properties style:line-height-at-least="0.635cm" fo:text-align="justify" style:justify-single-word="false" fo:orphans="2" fo:widows="2" fo:padding="0cm" fo:border="none"/>
      <style:text-properties fo:font-variant="normal" fo:text-transform="none" fo:color="#000000" style:font-name="Verdana" fo:font-size="11.25pt" fo:letter-spacing="normal" fo:font-style="normal" fo:font-weight="normal" officeooo:paragraph-rsid="001a6a3d"/>
    </style:style>
    <style:style style:name="P10" style:family="paragraph" style:parent-style-name="Preformatted_20_Text">
      <style:paragraph-properties style:line-height-at-least="0.635cm" fo:text-align="justify" style:justify-single-word="false" fo:orphans="2" fo:widows="2" fo:padding="0cm" fo:border="none"/>
      <style:text-properties fo:font-variant="normal" fo:text-transform="none" fo:color="#000000" style:font-name="Verdana" fo:font-size="11.25pt" fo:letter-spacing="normal" fo:font-style="normal" fo:font-weight="normal" officeooo:rsid="001c0f83" officeooo:paragraph-rsid="001c0f83"/>
    </style:style>
    <style:style style:name="P11" style:family="paragraph" style:parent-style-name="Preformatted_20_Text">
      <style:paragraph-properties style:line-height-at-least="0.635cm" fo:text-align="justify" style:justify-single-word="false" fo:orphans="2" fo:widows="2" fo:padding="0cm" fo:border="none"/>
      <style:text-properties fo:font-variant="normal" fo:text-transform="none" fo:color="#000000" style:font-name="Verdana" fo:font-size="11.25pt" fo:letter-spacing="normal" fo:font-style="normal" fo:font-weight="normal" officeooo:rsid="001ea000" officeooo:paragraph-rsid="001dce78" style:font-weight-asian="normal" style:font-weight-complex="normal"/>
    </style:style>
    <style:style style:name="P12" style:family="paragraph" style:parent-style-name="Preformatted_20_Text">
      <style:paragraph-properties style:line-height-at-least="0.635cm" fo:text-align="justify" style:justify-single-word="false" fo:orphans="2" fo:widows="2" fo:padding="0cm" fo:border="none"/>
      <style:text-properties fo:font-variant="normal" fo:text-transform="none" fo:color="#000000" style:font-name="Verdana" fo:font-size="11.25pt" fo:letter-spacing="normal" fo:font-style="normal" fo:font-weight="normal" officeooo:rsid="001ea000" officeooo:paragraph-rsid="001ea000" style:font-weight-asian="normal" style:font-weight-complex="normal"/>
    </style:style>
    <style:style style:name="P13" style:family="paragraph" style:parent-style-name="Preformatted_20_Text">
      <style:paragraph-properties style:line-height-at-least="0.635cm" fo:text-align="justify" style:justify-single-word="false" fo:orphans="2" fo:widows="2" fo:padding="0cm" fo:border="none"/>
      <style:text-properties fo:font-variant="normal" fo:text-transform="none" fo:color="#000000" style:font-name="Verdana" fo:font-size="11.25pt" fo:letter-spacing="normal" fo:font-style="normal" fo:font-weight="normal" officeooo:rsid="0020e3a4" officeooo:paragraph-rsid="0020e3a4" style:font-weight-asian="normal" style:font-weight-complex="normal"/>
    </style:style>
    <style:style style:name="P14" style:family="paragraph" style:parent-style-name="Preformatted_20_Text">
      <style:paragraph-properties style:line-height-at-least="0.635cm" fo:text-align="justify" style:justify-single-word="false" fo:orphans="2" fo:widows="2" fo:padding="0cm" fo:border="none"/>
      <style:text-properties fo:font-variant="normal" fo:text-transform="none" fo:color="#000000" style:font-name="Verdana" fo:font-size="11.25pt" fo:letter-spacing="normal" fo:font-style="normal" fo:font-weight="normal" officeooo:rsid="001dce78" officeooo:paragraph-rsid="001dce78"/>
    </style:style>
    <style:style style:name="P15" style:family="paragraph" style:parent-style-name="Preformatted_20_Text">
      <style:paragraph-properties style:line-height-at-least="0.635cm" fo:text-align="justify" style:justify-single-word="false" fo:orphans="2" fo:widows="2" fo:padding="0cm" fo:border="none"/>
      <style:text-properties fo:font-variant="normal" fo:text-transform="none" fo:color="#000000" style:font-name="Verdana" fo:font-size="11.25pt" fo:letter-spacing="normal" fo:font-style="normal" fo:font-weight="bold" officeooo:rsid="001dce78" officeooo:paragraph-rsid="001dce78" style:font-weight-asian="bold" style:font-weight-complex="bold"/>
    </style:style>
    <style:style style:name="P16" style:family="paragraph" style:parent-style-name="Preformatted_20_Text">
      <style:paragraph-properties style:line-height-at-least="0.635cm" fo:text-align="justify" style:justify-single-word="false" fo:orphans="2" fo:widows="2" fo:padding="0cm" fo:border="none"/>
      <style:text-properties fo:font-variant="normal" fo:text-transform="none" fo:color="#820f71" style:font-name="Verdana" fo:font-size="11.25pt" fo:letter-spacing="normal" fo:font-style="normal" fo:font-weight="normal" officeooo:paragraph-rsid="001a6a3d"/>
    </style:style>
    <style:style style:name="P17" style:family="paragraph" style:parent-style-name="Preformatted_20_Text" style:list-style-name="L3">
      <style:paragraph-properties style:line-height-at-least="0.635cm" fo:text-align="justify" style:justify-single-word="false" fo:orphans="2" fo:widows="2" fo:padding="0cm" fo:border="none"/>
      <style:text-properties fo:font-variant="normal" fo:text-transform="none" fo:color="#7f0055" style:font-name="Menlo" fo:font-size="9.75pt" fo:letter-spacing="normal" fo:font-style="normal" fo:font-weight="normal" officeooo:rsid="001ea000" officeooo:paragraph-rsid="001ea000" style:font-weight-asian="normal" style:font-weight-complex="normal"/>
    </style:style>
    <style:style style:name="P18" style:family="paragraph" style:parent-style-name="Preformatted_20_Text">
      <style:paragraph-properties style:line-height-at-least="0.635cm" fo:text-align="justify" style:justify-single-word="false" fo:orphans="2" fo:widows="2" fo:padding="0cm" fo:border="none"/>
      <style:text-properties fo:font-variant="normal" fo:text-transform="none" fo:color="#7f0055" style:font-name="Menlo" fo:font-size="9.75pt" fo:letter-spacing="normal" fo:font-style="normal" fo:font-weight="normal" officeooo:rsid="0020e3a4" officeooo:paragraph-rsid="0020e3a4"/>
    </style:style>
    <style:style style:name="P19" style:family="paragraph" style:parent-style-name="Preformatted_20_Text">
      <style:paragraph-properties style:line-height-at-least="0.635cm" fo:text-align="justify" style:justify-single-word="false" fo:orphans="2" fo:widows="2" fo:padding="0cm" fo:border="none"/>
      <style:text-properties fo:font-variant="normal" fo:text-transform="none" fo:color="#7f0055" style:font-name="Menlo" fo:font-size="9.75pt" fo:letter-spacing="normal" fo:font-style="normal" fo:font-weight="normal" officeooo:rsid="00235956" officeooo:paragraph-rsid="00235956"/>
    </style:style>
    <style:style style:name="P20" style:family="paragraph" style:parent-style-name="Preformatted_20_Text">
      <style:paragraph-properties style:line-height-at-least="0.635cm" fo:text-align="justify" style:justify-single-word="false" fo:orphans="2" fo:widows="2" fo:padding="0cm" fo:border="none"/>
      <style:text-properties fo:font-variant="normal" fo:text-transform="none" fo:color="#7f0055" style:font-name="Menlo" fo:font-size="9.75pt" fo:letter-spacing="normal" fo:font-style="normal" fo:font-weight="normal" officeooo:rsid="00235956" officeooo:paragraph-rsid="00235956" style:font-weight-asian="bold" style:font-weight-complex="bold"/>
    </style:style>
    <style:style style:name="P21" style:family="paragraph" style:parent-style-name="Preformatted_20_Text">
      <style:paragraph-properties style:line-height-at-least="0.635cm" fo:text-align="justify" style:justify-single-word="false" fo:orphans="2" fo:widows="2" fo:padding="0cm" fo:border="none"/>
      <style:text-properties fo:font-variant="normal" fo:text-transform="none" fo:color="#7f0055" style:font-name="Menlo" fo:font-size="9.75pt" fo:letter-spacing="normal" fo:font-style="normal" fo:font-weight="normal" officeooo:paragraph-rsid="001a6a3d"/>
    </style:style>
    <style:style style:name="P22" style:family="paragraph" style:parent-style-name="Preformatted_20_Text">
      <style:paragraph-properties style:line-height-at-least="0.635cm" fo:text-align="justify" style:justify-single-word="false" fo:orphans="2" fo:widows="2" fo:padding="0cm" fo:border="none"/>
      <style:text-properties fo:font-variant="normal" fo:text-transform="none" fo:color="#313131" style:font-name="Menlo" fo:font-size="9.75pt" fo:letter-spacing="normal" fo:font-style="normal" fo:font-weight="normal" officeooo:rsid="001ea000" officeooo:paragraph-rsid="001ea000" style:font-weight-asian="normal" style:font-weight-complex="normal"/>
    </style:style>
    <style:style style:name="P23" style:family="paragraph" style:parent-style-name="Preformatted_20_Text">
      <style:paragraph-properties style:line-height-at-least="0.635cm" fo:text-align="justify" style:justify-single-word="false" fo:orphans="2" fo:widows="2" fo:padding="0cm" fo:border="none"/>
      <style:text-properties fo:font-variant="normal" fo:text-transform="none" fo:color="#313131" style:font-name="Menlo" fo:font-size="9.75pt" fo:letter-spacing="normal" fo:font-style="normal" fo:font-weight="normal" officeooo:paragraph-rsid="001a6a3d"/>
    </style:style>
    <style:style style:name="P24" style:family="paragraph" style:parent-style-name="Preformatted_20_Text">
      <style:paragraph-properties style:line-height-at-least="0.635cm" fo:text-align="justify" style:justify-single-word="false" fo:orphans="2" fo:widows="2" fo:padding="0cm" fo:border="none"/>
      <style:text-properties fo:font-variant="normal" fo:text-transform="none" fo:color="#313131" style:font-name="Menlo" fo:font-size="9.75pt" fo:letter-spacing="normal" fo:font-style="normal" fo:font-weight="normal" officeooo:rsid="0020e3a4" officeooo:paragraph-rsid="0020e3a4"/>
    </style:style>
    <style:style style:name="P25" style:family="paragraph" style:parent-style-name="Preformatted_20_Text">
      <style:paragraph-properties style:line-height-at-least="0.635cm" fo:text-align="justify" style:justify-single-word="false" fo:orphans="2" fo:widows="2" fo:padding="0cm" fo:border="none"/>
      <style:text-properties fo:font-variant="normal" fo:text-transform="none" fo:color="#313131" style:font-name="Menlo" fo:font-size="9.75pt" fo:letter-spacing="normal" fo:font-style="normal" fo:font-weight="normal" officeooo:rsid="00235956" officeooo:paragraph-rsid="00235956"/>
    </style:style>
    <style:style style:name="P26" style:family="paragraph" style:parent-style-name="Preformatted_20_Text">
      <style:paragraph-properties style:line-height-at-least="0.635cm" fo:text-align="justify" style:justify-single-word="false" fo:orphans="2" fo:widows="2" fo:padding="0cm" fo:border="none"/>
      <style:text-properties fo:font-variant="normal" fo:text-transform="none" fo:color="#313131" style:font-name="Verdana" fo:font-size="11.25pt" fo:letter-spacing="normal" fo:font-style="normal" fo:font-weight="normal" officeooo:rsid="001ea000" officeooo:paragraph-rsid="001ea000" style:font-weight-asian="normal" style:font-weight-complex="normal"/>
    </style:style>
    <style:style style:name="P27" style:family="paragraph" style:parent-style-name="Preformatted_20_Text">
      <style:paragraph-properties style:line-height-at-least="0.635cm" fo:text-align="justify" style:justify-single-word="false" fo:orphans="2" fo:widows="2" fo:padding="0cm" fo:border="none"/>
      <style:text-properties fo:font-variant="normal" fo:text-transform="none" fo:color="#000088" style:font-name="Menlo" fo:font-size="9.75pt" fo:letter-spacing="normal" fo:font-style="normal" fo:font-weight="normal" officeooo:rsid="001ea000" officeooo:paragraph-rsid="001ea000" style:font-weight-asian="normal" style:font-weight-complex="normal"/>
    </style:style>
    <style:style style:name="P28" style:family="paragraph" style:parent-style-name="Preformatted_20_Text">
      <style:paragraph-properties style:line-height-at-least="0.635cm" fo:text-align="justify" style:justify-single-word="false" fo:orphans="2" fo:widows="2" fo:padding="0cm" fo:border="none"/>
      <style:text-properties fo:font-variant="normal" fo:text-transform="none" fo:color="#000088" style:font-name="Menlo" fo:font-size="9.75pt" fo:letter-spacing="normal" fo:font-style="normal" fo:font-weight="normal" officeooo:rsid="00235956" officeooo:paragraph-rsid="00235956"/>
    </style:style>
    <style:style style:name="P29" style:family="paragraph" style:parent-style-name="Preformatted_20_Text">
      <style:text-properties fo:font-variant="normal" fo:text-transform="none" fo:color="#7f0055" style:font-name="Menlo" fo:font-size="9.75pt" fo:letter-spacing="normal" fo:font-style="normal" fo:font-weight="normal" officeooo:rsid="00235956" officeooo:paragraph-rsid="00235956"/>
    </style:style>
    <style:style style:name="P30" style:family="paragraph" style:parent-style-name="Text_20_body">
      <style:paragraph-properties fo:margin-left="0cm" fo:margin-right="0cm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Verdana" fo:font-size="11.25pt" fo:letter-spacing="normal" fo:font-style="normal" fo:font-weight="normal"/>
    </style:style>
    <style:style style:name="P31" style:family="paragraph" style:parent-style-name="Text_20_body">
      <style:text-properties officeooo:rsid="00235956" officeooo:paragraph-rsid="00235956"/>
    </style:style>
    <style:style style:name="P32" style:family="paragraph" style:parent-style-name="Text_20_body">
      <style:text-properties fo:font-weight="bold" officeooo:rsid="00235956" officeooo:paragraph-rsid="00235956" style:font-weight-asian="bold" style:font-weight-complex="bold"/>
    </style:style>
    <style:style style:name="P33" style:family="paragraph" style:parent-style-name="Text_20_body">
      <style:text-properties fo:font-variant="normal" fo:text-transform="none" fo:color="#000000" style:font-name="Verdana" fo:font-size="11.25pt" fo:letter-spacing="normal" fo:font-style="normal" fo:font-weight="normal" officeooo:rsid="00235956" officeooo:paragraph-rsid="00235956"/>
    </style:style>
    <style:style style:name="P34" style:family="paragraph" style:parent-style-name="Text_20_body" style:list-style-name="L1">
      <style:paragraph-properties style:line-height-at-least="0.635cm" fo:text-align="justify" style:justify-single-word="false" fo:orphans="2" fo:widows="2" fo:padding="0cm" fo:border="none"/>
      <style:text-properties fo:color="#000000"/>
    </style:style>
    <style:style style:name="P35" style:family="paragraph" style:parent-style-name="Text_20_body" style:list-style-name="L1">
      <style:paragraph-properties style:line-height-at-least="0.635cm" fo:text-align="justify" style:justify-single-word="false" fo:orphans="2" fo:widows="2" fo:padding="0cm" fo:border="none"/>
      <style:text-properties officeooo:paragraph-rsid="001a6a3d"/>
    </style:style>
    <style:style style:name="P36" style:family="paragraph" style:parent-style-name="Text_20_body" style:list-style-name="L2">
      <style:paragraph-properties style:line-height-at-least="0.635cm" fo:text-align="justify" style:justify-single-word="false" fo:orphans="2" fo:widows="2" fo:padding="0cm" fo:border="none"/>
      <style:text-properties officeooo:paragraph-rsid="001a6a3d"/>
    </style:style>
    <style:style style:name="P37" style:family="paragraph" style:parent-style-name="Text_20_body" style:list-style-name="L1">
      <style:paragraph-properties style:line-height-at-least="0.635cm" fo:text-align="justify" style:justify-single-word="false" fo:orphans="2" fo:widows="2" fo:padding="0cm" fo:border="none"/>
      <style:text-properties fo:font-variant="normal" fo:text-transform="none" fo:color="#000000" style:font-name="Verdana" fo:font-size="11.25pt" fo:letter-spacing="normal" fo:font-style="normal" fo:font-weight="normal" officeooo:paragraph-rsid="001a6a3d"/>
    </style:style>
    <style:style style:name="P38" style:family="paragraph" style:parent-style-name="Text_20_body">
      <style:paragraph-properties style:line-height-at-least="0.635cm" fo:text-align="justify" style:justify-single-word="false" fo:orphans="2" fo:widows="2" fo:padding="0cm" fo:border="none"/>
      <style:text-properties fo:font-variant="normal" fo:text-transform="none" fo:color="#000000" style:font-name="Verdana" fo:font-size="11.25pt" fo:letter-spacing="normal" fo:font-style="normal" fo:font-weight="normal" officeooo:paragraph-rsid="001a6a3d"/>
    </style:style>
    <style:style style:name="P39" style:family="paragraph" style:parent-style-name="Text_20_body">
      <style:paragraph-properties style:line-height-at-least="0.635cm" fo:text-align="justify" style:justify-single-word="false" fo:orphans="2" fo:widows="2" fo:padding="0cm" fo:border="none"/>
      <style:text-properties fo:font-variant="normal" fo:text-transform="none" fo:color="#000000" style:font-name="Verdana" fo:font-size="11.25pt" fo:letter-spacing="normal" fo:font-style="normal" fo:font-weight="normal" officeooo:rsid="00204acb" officeooo:paragraph-rsid="00204acb"/>
    </style:style>
    <style:style style:name="P40" style:family="paragraph" style:parent-style-name="Text_20_body">
      <style:paragraph-properties style:line-height-at-least="0.635cm" fo:text-align="justify" style:justify-single-word="false" fo:orphans="2" fo:widows="2" fo:padding="0cm" fo:border="none"/>
      <style:text-properties fo:font-variant="normal" fo:text-transform="none" fo:color="#000000" style:font-name="Verdana" fo:font-size="11.25pt" fo:letter-spacing="normal" fo:font-style="normal" fo:font-weight="normal" officeooo:rsid="00235956" officeooo:paragraph-rsid="00235956"/>
    </style:style>
    <style:style style:name="P41" style:family="paragraph" style:parent-style-name="Text_20_body">
      <style:paragraph-properties style:line-height-at-least="0.635cm" fo:text-align="justify" style:justify-single-word="false" fo:orphans="2" fo:widows="2" fo:padding="0cm" fo:border="none"/>
      <style:text-properties fo:font-variant="normal" fo:text-transform="none" fo:color="#000000" style:font-name="Verdana" fo:font-size="11.25pt" fo:letter-spacing="normal" fo:font-style="normal" fo:font-weight="bold" officeooo:rsid="00235956" officeooo:paragraph-rsid="00235956" style:font-weight-asian="bold" style:font-weight-complex="bold"/>
    </style:style>
    <style:style style:name="P42" style:family="paragraph" style:parent-style-name="Text_20_body" style:list-style-name="L4">
      <style:paragraph-properties style:line-height-at-least="0.635cm" fo:text-align="justify" style:justify-single-word="false" fo:orphans="2" fo:widows="2" fo:padding="0cm" fo:border="none"/>
      <style:text-properties fo:font-variant="normal" fo:text-transform="none" fo:color="#000000" style:font-name="Verdana" fo:font-size="11.25pt" fo:letter-spacing="normal" fo:font-style="normal" fo:font-weight="bold" officeooo:rsid="00235956" officeooo:paragraph-rsid="00235956" style:font-weight-asian="bold" style:font-weight-complex="bold"/>
    </style:style>
    <style:style style:name="P43" style:family="paragraph" style:parent-style-name="Text_20_body">
      <style:paragraph-properties style:line-height-at-least="0.635cm" fo:text-align="justify" style:justify-single-word="false" fo:orphans="2" fo:widows="2" fo:padding="0cm" fo:border="none"/>
      <style:text-properties fo:font-variant="normal" fo:text-transform="none" fo:color="#000000" style:font-name="Verdana" fo:font-size="11.25pt" fo:letter-spacing="normal" fo:font-style="normal" fo:font-weight="bold" officeooo:rsid="0024787f" officeooo:paragraph-rsid="0024787f" style:font-weight-asian="bold" style:font-weight-complex="bold"/>
    </style:style>
    <style:style style:name="T1" style:family="text">
      <style:text-properties fo:font-variant="normal" fo:text-transform="none" style:font-name="Verdana" fo:font-size="11.25pt" fo:letter-spacing="normal" fo:font-style="normal" fo:font-weight="normal"/>
    </style:style>
    <style:style style:name="T2" style:family="text">
      <style:text-properties fo:font-variant="normal" fo:text-transform="none" style:font-name="Verdana" fo:font-size="11.25pt" fo:letter-spacing="normal" fo:font-style="normal" fo:font-weight="normal" officeooo:rsid="001a6a3d"/>
    </style:style>
    <style:style style:name="T3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4" style:family="text">
      <style:text-properties fo:font-variant="normal" fo:text-transform="none" fo:color="#000000" style:font-name="Verdana" fo:font-size="11.25pt" fo:letter-spacing="normal" fo:font-style="normal" fo:font-weight="normal" officeooo:rsid="001a6a3d"/>
    </style:style>
    <style:style style:name="T5" style:family="text">
      <style:text-properties fo:font-variant="normal" fo:text-transform="none" fo:color="#000000" style:font-name="Verdana" fo:font-size="11.25pt" fo:letter-spacing="normal" fo:font-style="normal" fo:font-weight="bold"/>
    </style:style>
    <style:style style:name="T6" style:family="text">
      <style:text-properties fo:font-variant="normal" fo:text-transform="none" fo:color="#000000" style:font-name="Verdana" fo:font-size="11.25pt" fo:letter-spacing="normal" fo:font-style="italic" fo:font-weight="bold"/>
    </style:style>
    <style:style style:name="T7" style:family="text">
      <style:text-properties fo:color="#000000" style:font-name="Verdana" fo:font-size="11.25pt"/>
    </style:style>
    <style:style style:name="T8" style:family="text">
      <style:text-properties fo:color="#000000" style:font-name="Verdana" fo:font-size="11.25pt" fo:font-weight="bold"/>
    </style:style>
    <style:style style:name="T9" style:family="text">
      <style:text-properties fo:color="#000000" style:font-name="Verdana" fo:font-size="11.25pt" fo:font-weight="bold" style:font-weight-asian="bold" style:font-weight-complex="bold"/>
    </style:style>
    <style:style style:name="T10" style:family="text">
      <style:text-properties fo:color="#000000" style:font-name="Verdana" fo:font-size="11.25pt" officeooo:rsid="001ea000"/>
    </style:style>
    <style:style style:name="T11" style:family="text">
      <style:text-properties style:font-name="Verdana" fo:font-size="11.25pt"/>
    </style:style>
    <style:style style:name="T12" style:family="text">
      <style:text-properties style:font-name="Verdana" fo:font-size="11.25pt" officeooo:rsid="001c0f83"/>
    </style:style>
    <style:style style:name="T13" style:family="text">
      <style:text-properties fo:color="#7f0055" style:font-name="Menlo" fo:font-size="9.75pt"/>
    </style:style>
    <style:style style:name="T14" style:family="text">
      <style:text-properties fo:color="#7f0055" style:font-name="Menlo" fo:font-size="9.75pt" officeooo:rsid="001a6a3d"/>
    </style:style>
    <style:style style:name="T15" style:family="text">
      <style:text-properties fo:color="#666600"/>
    </style:style>
    <style:style style:name="T16" style:family="text">
      <style:text-properties fo:color="#666600" style:font-weight-asian="normal" style:font-weight-complex="normal"/>
    </style:style>
    <style:style style:name="T17" style:family="text">
      <style:text-properties fo:color="#666600" officeooo:rsid="0020e3a4" style:font-weight-asian="normal" style:font-weight-complex="normal"/>
    </style:style>
    <style:style style:name="T18" style:family="text">
      <style:text-properties fo:color="#666600" officeooo:rsid="00235956"/>
    </style:style>
    <style:style style:name="T19" style:family="text">
      <style:text-properties fo:color="#008800"/>
    </style:style>
    <style:style style:name="T20" style:family="text">
      <style:text-properties fo:color="#008800" style:font-weight-asian="normal" style:font-weight-complex="normal"/>
    </style:style>
    <style:style style:name="T21" style:family="text">
      <style:text-properties fo:font-weight="normal"/>
    </style:style>
    <style:style style:name="T22" style:family="text">
      <style:text-properties fo:font-weight="normal" officeooo:rsid="0024787f"/>
    </style:style>
    <style:style style:name="T23" style:family="text">
      <style:text-properties style:font-name="Menlo" fo:font-size="9.75pt"/>
    </style:style>
    <style:style style:name="T24" style:family="text">
      <style:text-properties fo:color="#000088" style:font-name="Menlo" fo:font-size="9.75pt"/>
    </style:style>
    <style:style style:name="T25" style:family="text">
      <style:text-properties fo:color="#000088" style:font-weight-asian="normal" style:font-weight-complex="normal"/>
    </style:style>
    <style:style style:name="T26" style:family="text">
      <style:text-properties fo:font-weight="bold"/>
    </style:style>
    <style:style style:name="T27" style:family="text">
      <style:text-properties fo:font-style="italic"/>
    </style:style>
    <style:style style:name="T28" style:family="text">
      <style:text-properties fo:font-style="italic" fo:font-weight="normal"/>
    </style:style>
    <style:style style:name="T29" style:family="text">
      <style:text-properties officeooo:rsid="0021a0cd"/>
    </style:style>
    <style:style style:name="T30" style:family="text">
      <style:text-properties officeooo:rsid="0025eaa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s entidades se usan para definir atajos para caracteres especiales en documentos XML. Las entidades pueden ser de cuatro tipos:</text:p>
      <text:p text:style-name="P2"/>
      <text:list xml:id="list1369471857" text:style-name="L1">
        <text:list-item>
          <text:p text:style-name="P34"><text:span text:style-name="T2">e</text:span><text:span text:style-name="T1">ntidades integradas</text:span></text:p>
        </text:list-item>
        <text:list-item>
          <text:p text:style-name="P35"><text:span text:style-name="T4">e</text:span><text:span text:style-name="T3">ntidades de </text:span><text:span text:style-name="T4">carácter</text:span><text:span text:style-name="T3"> </text:span></text:p>
        </text:list-item>
        <text:list-item>
          <text:p text:style-name="P35"><text:span text:style-name="T4">e</text:span><text:span text:style-name="T3">ntidades generales</text:span><text:span text:style-name="T1"> </text:span></text:p>
        </text:list-item>
        <text:list-item>
          <text:p text:style-name="P37">Entidades de parámetro </text:p>
          <text:p text:style-name="P37"><text:s text:c="9"/>__________________________________________</text:p>
        </text:list-item>
      </text:list>
      <text:p text:style-name="P38"/>
      <text:list xml:id="list618641883" text:style-name="L2">
        <text:list-item>
          <text:p text:style-name="P36"><text:span text:style-name="T3"><text:s/>las entidades se pueden declarar </text:span><text:span text:style-name="T6">de forma interna </text:span><text:span text:style-name="T3">o </text:span><text:span text:style-name="T6">de forma externa</text:span><text:span text:style-name="T3">. </text:span></text:p>
        </text:list-item>
      </text:list>
      <text:h text:style-name="P8" text:outline-level="3">Entidad interna:</text:h>
      <text:p text:style-name="P2">Si una entidad se declara en un <text:span text:style-name="T13">lue"</text:span><text:span text:style-name="T14">&gt;</text:span></text:p>
      <text:p text:style-name="P3"><text:span text:style-name="T8">entity_name: </text:span><text:span text:style-name="T7">es elDTD se llamará entidad interna:</text:span></text:p>
      <text:p text:style-name="P3">&lt;!ENTITY entity_name "entity_va<text:span text:style-name="T7"> nombre de la entidad seguida de su valor entre comillas simples o dobles.</text:span> </text:p>
      <text:p text:style-name="P4"><text:span text:style-name="T5">entity_value: </text:span><text:span text:style-name="T3">contiene el valor para el nombre de la entidad. </text:span></text:p>
      <text:p text:style-name="P38"><text:s text:c="16"/>_______________________________________</text:p>
      <text:h text:style-name="P8" text:outline-level="3">Entidad externa:</text:h>
      <text:p text:style-name="P2">Si una entidad se declara fuera del DTD se denomina entidad externa.</text:p>
      <text:p text:style-name="P9">&lt;!ENTITY name SYSTEM "URI/URL"&gt;</text:p>
      <text:p text:style-name="P9"/>
      <text:p text:style-name="P5"><text:span text:style-name="T9">name</text:span><text:span text:style-name="T7"> es el nombre de la cantidad </text:span></text:p>
      <text:p text:style-name="P5"><text:span text:style-name="T9">system</text:span><text:span text:style-name="T7"> es la palablra clave </text:span></text:p>
      <text:p text:style-name="P5"><text:span text:style-name="T9">URI/URL</text:span><text:span text:style-name="T7"> es la dirección de la fuente externa entre comillas</text:span></text:p>
      <text:p text:style-name="P10">ejemplo : </text:p>
      <text:p text:style-name="P7"><text:span text:style-name="T12">&lt;</text:span><text:span text:style-name="T11">?xml version="1.0" encoding="UTF-8" standalone="yes"?&gt;</text:span></text:p>
      <text:p text:style-name="P7"><text:span text:style-name="T12">&lt;</text:span><text:span text:style-name="T11">!DOCTYPE address SYSTEM "address.dtd"&gt;</text:span></text:p>
      <text:p text:style-name="P16">&lt;address&gt;</text:p>
      <text:p text:style-name="P16">&lt;name&gt;Tanmay Patil&lt;/name&gt;</text:p>
      <text:p text:style-name="P16">&lt;company&gt;TutorialsPoint&lt;/company&gt;</text:p>
      <text:p text:style-name="P16">&lt;phone&gt;(011) 123-4567&lt;/phone&gt;</text:p>
      <text:p text:style-name="P16">&lt;/address&gt;</text:p>
      <text:p text:style-name="P9"><text:soft-page-break/></text:p>
      <text:p text:style-name="P9"/>
      <text:p text:style-name="P15">1-entidades integradas </text:p>
      <text:p text:style-name="P6"><text:span text:style-name="T7">todos los analizadores xml deben compatibles con entidades integradas. En general, se pueden </text:span><text:span text:style-name="T10">usar estas referencias de entidad en cualquier lugar. También se puede usar texto normal en documentos xml document, como en el caso de los contenidos y valores de atributo </text:span></text:p>
      <text:p text:style-name="P11"/>
      <text:p text:style-name="P12">hay 5 entidades integradas que juegan su papel en xml bien formados estas son : </text:p>
      <text:p text:style-name="P12"/>
      <text:list xml:id="list3134936971" text:style-name="L3">
        <text:list-item>
          <text:p text:style-name="P17"><text:span text:style-name="T9">ampresand </text:span><text:span text:style-name="T7">(significa `Y`): &amp;amp;</text:span></text:p>
        </text:list-item>
        <text:list-item>
          <text:p text:style-name="P17"><text:span text:style-name="T9">single quote </text:span><text:span text:style-name="T7">(significa comillas simples): %apos; </text:span></text:p>
        </text:list-item>
        <text:list-item>
          <text:p text:style-name="P17"><text:span text:style-name="T9">mejor que: </text:span><text:span text:style-name="T7">%gt;</text:span></text:p>
        </text:list-item>
        <text:list-item>
          <text:p text:style-name="P17"><text:span text:style-name="T9">menos que : </text:span><text:span text:style-name="T7">%lt;</text:span></text:p>
        </text:list-item>
        <text:list-item>
          <text:p text:style-name="P17"><text:span text:style-name="T9">double quote </text:span><text:span text:style-name="T7">(signofica comillas altas/inglesas) : &amp;quot;</text:span></text:p>
        </text:list-item>
      </text:list>
      <text:p text:style-name="P12"/>
      <text:p text:style-name="P12">ejemplo : </text:p>
      <text:p text:style-name="P12"/>
      <text:p text:style-name="P22"><text:span text:style-name="T15">&lt;?</text:span>xml version<text:span text:style-name="T15">=</text:span><text:span text:style-name="T19">"1.0"</text:span><text:span text:style-name="T15">?&gt;</text:span></text:p>
      <text:p text:style-name="P27">&lt;note&gt;</text:p>
      <text:p text:style-name="P26"><text:s/><text:span text:style-name="T24">&lt;description&gt;</text:span><text:span text:style-name="T23">I'm a technical writer &amp; programmer</text:span><text:span text:style-name="T24">&lt;/description&gt;</text:span></text:p>
      <text:p text:style-name="P27">&lt;note&gt;</text:p>
      <text:p text:style-name="P12"/>
      <text:p text:style-name="P12"><text:tab/>______________________________________________</text:p>
      <text:p text:style-name="P12"/>
      <text:p text:style-name="P13">2-entidades de carácter </text:p>
      <text:p text:style-name="P13"/>
      <text:p text:style-name="P13">la entidades de carácter se usan para nombrar alguna de las entidades que son representaciones simbolices de información, esto es, carácter que son difícilmente o imposibles de escribir, se pueden substituir por entidades de carácter.</text:p>
      <text:p text:style-name="P13">Ejemplo: </text:p>
      <text:p text:style-name="P24"><text:span text:style-name="T16">&lt;?xml version=</text:span><text:span text:style-name="T20">"1.0"</text:span><text:span text:style-name="T16"> encoding=</text:span><text:span text:style-name="T20">"UTF-8"</text:span><text:span text:style-name="T16"> standalone=</text:span><text:span text:style-name="T20">"yes"</text:span><text:span text:style-name="T16">?&gt;</text:span></text:p>
      <text:p text:style-name="P18"><text:span text:style-name="T16">&lt;!DOCTYPE author[</text:span></text:p>
      <text:p text:style-name="P18"><text:span text:style-name="T16">&lt;!ELEMENT author (#PCDATA)&gt;</text:span></text:p>
      <text:p text:style-name="P18"><text:span text:style-name="T16">&lt;!ENTITY writer "Tanmay patil"&gt;</text:span></text:p>
      <text:p text:style-name="P18"><text:span text:style-name="T16">&lt;!ENTITY copyright "&amp;#169;"&gt;</text:span></text:p>
      <text:p text:style-name="P24"><text:span text:style-name="T16">]&gt;</text:span></text:p>
      <text:p text:style-name="P24"><text:span text:style-name="T25">&lt;author&gt;</text:span><text:span text:style-name="T16">&amp;writer;&amp;copyright;</text:span><text:span text:style-name="T25">&lt;/author&gt;</text:span></text:p>
      <text:p text:style-name="P24"><text:soft-page-break/><text:span text:style-name="T17"/></text:p>
      <text:p text:style-name="P13">Podemos darnos cuenta que se ha usado <text:span text:style-name="T26">&amp;#169; </text:span>como valor para el caracter copyright(con derechos de autor). Guarde este archivo como <text:span text:style-name="T27">sample.xml</text:span> y ábralo en su explorador, verá que copyright es reemplazado por el <text:span text:style-name="T29">carca ter</text:span> ©. </text:p>
      <text:p text:style-name="P14"/>
      <text:p text:style-name="Text_20_body"/>
      <text:p text:style-name="Text_20_body"><text:s text:c="6"/>____________________________________________________________</text:p>
      <text:p text:style-name="Text_20_body"/>
      <text:p text:style-name="P32">3-entidades generales </text:p>
      <text:p text:style-name="P31">las entidades generales se deben en el dtd antes de que se pueden usar en el documento xml.</text:p>
      <text:p text:style-name="P31">En vez que de representar un solo carcateres, las entidades generales pueden representar caracteres, párrafos y hasta documentos enteros.</text:p>
      <text:p text:style-name="P32">Sintaxis </text:p>
      <text:p text:style-name="P31"><text:span text:style-name="T3">Para declarar entidades generales, use una declaración de este formulario general en su DTD:</text:span> </text:p>
      <text:p text:style-name="P29">&lt;!ENTITY ename "text"&gt;</text:p>
      <text:p text:style-name="P33"/>
      <text:p text:style-name="P33">ejemplo:</text:p>
      <text:p text:style-name="P23"><text:span text:style-name="T18">&lt;</text:span><text:span text:style-name="T15">?xml version=</text:span><text:span text:style-name="T19">"1.0"</text:span><text:span text:style-name="T15">?&gt;</text:span></text:p>
      <text:p text:style-name="P19"><text:span text:style-name="T15">&lt;!DOCTYPE note [</text:span></text:p>
      <text:p text:style-name="P19"><text:span text:style-name="T15">&lt;!ENTITY source-text "tutorialspoint"&gt;</text:span></text:p>
      <text:p text:style-name="P25"><text:span text:style-name="T15">]&gt;</text:span></text:p>
      <text:p text:style-name="P28"><text:span text:style-name="T15">&lt;note&gt;</text:span></text:p>
      <text:p text:style-name="P25"><text:span text:style-name="T15">&amp;source-text;</text:span></text:p>
      <text:p text:style-name="P28"><text:span text:style-name="T15">&lt;/note&gt;</text:span></text:p>
      <text:p text:style-name="P40"><text:span text:style-name="T15"/></text:p>
      <text:p text:style-name="P40">Cuando un analizador XML encuentra una referencia a la entidad <text:span text:style-name="T27">source-text </text:span>aportará un texto de recambio a la aplicación en el lugar de la referencia.<text:span text:style-name="T15"> </text:span></text:p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41">4-entidades de parámetro </text:p>
      <text:p text:style-name="P40">el objetivo de la entidad de parámetro es permitir que usted pueda crear secciones de texto de recambio re utilizables. </text:p>
      <text:p text:style-name="P38"/>
      <text:p text:style-name="P41">Sintaxis </text:p>
      <text:p text:style-name="P20">&lt;!ENTITY % ename "entity_value"&gt;</text:p>
      <text:list xml:id="list2529016088" text:style-name="L4">
        <text:list-item>
          <text:p text:style-name="P42"><text:span text:style-name="T28">entity_value: </text:span><text:span text:style-name="T21">cualquier </text:span><text:span text:style-name="T22">carácter</text:span><text:span text:style-name="T21"> que no sea ni '&amp;', '%' ni ' " '.</text:span> </text:p>
        </text:list-item>
      </text:list>
      <text:p text:style-name="P43">ejemplo :</text:p>
      <text:p text:style-name="P43"><text:span text:style-name="T21">El siguiente ejemplo muestra la declaración de entidad de parámetro. Imagine que tiene declaraciones de elemento como se muestra a continuación:</text:span> </text:p>
      <text:p text:style-name="P21">&lt;!ELEMENT residence (name, street, pincode, city, phone)&gt;</text:p>
      <text:p text:style-name="P21"><text:span text:style-name="T30">&lt;</text:span>!ELEMENT apartment (name, street, pincode, city, phone)&gt;</text:p>
      <text:p text:style-name="P21">&lt;!ELEMENT office (name, street, pincode, city, phone)&gt;</text:p>
      <text:p text:style-name="P21">&lt;!ELEMENT shop (name, street, pincode, city, phone)&gt;</text:p>
      <text:p text:style-name="P38"/>
      <text:p text:style-name="P38">Ahora imagine que quiere añadir un elemento adicional <text:span text:style-name="T27">country</text:span>, entonces lo tendrá que añadir a las cuatro declaraciones. Por lo tanto podemos ir a por una referencia de entidad de parámetro. Ahora usando la referencia de entidad de parámetro con el ejemplo anterior: </text:p>
      <text:p text:style-name="P38"/>
      <text:p text:style-name="P21">&lt;!ENTITY % area "name, street, pincode, city"&gt;</text:p>
      <text:p text:style-name="P21">&lt;!ENTITY % contact "phone"&gt;</text:p>
      <text:p text:style-name="P38"/>
      <text:p text:style-name="P38">La entidades de parámetro se dereferencia de la misma forma que la referencia de entidad general, solo que con un signo de porcentaje (%) en vez de con un ampersand(&amp;): </text:p>
      <text:p text:style-name="P21">&lt;!ELEMENT residence (%area;, %contact;)&gt;</text:p>
      <text:p text:style-name="P21">&lt;!ELEMENT apartment (%area;, %contact;)&gt;</text:p>
      <text:p text:style-name="P21">&lt;!ELEMENT office (%area;, %contact;)&gt;</text:p>
      <text:p text:style-name="P21">&lt;!ELEMENT shop (%area;, %contact;)&gt;</text:p>
      <text:p text:style-name="P38"/>
      <text:p text:style-name="P38"><text:soft-page-break/></text:p>
      <text:p text:style-name="P38">Cuando el analizador lee estas declaraciones, substituye el texto de recambio de la entidad por la referencia de entidad. 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9">fuente:</text:p>
      <text:p text:style-name="P39"><text:a xlink:type="simple" xlink:href="https://www.tutorialspoint.com/es/dtd/dtd_entities.htm" text:style-name="Internet_20_link" text:visited-style-name="Visited_20_Internet_20_Link">https://www.tutorialspoint.com/es/dtd/dtd_entities.htm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nlo" svg:font-family="Menlo, Monaco, Consolas, 'Courier New', monospace"/>
    <style:font-face style:name="Verdana" svg:font-family="Verdana, Geneva, Tahoma, Arial, Helvetica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5pt" fo:font-style="italic" fo:font-weight="bold" officeooo:rsid="001a6a3d" officeooo:paragraph-rsid="001a6a3d" style:font-size-asian="15pt" style:font-style-asian="italic" style:font-weight-asian="bold" style:font-size-complex="15pt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LAS ENTIDAD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1:41:43.113000000</meta:creation-date>
    <dc:date>2019-04-10T12:47:13.715000000</dc:date>
    <meta:editing-duration>PT22M21S</meta:editing-duration>
    <meta:editing-cycles>6</meta:editing-cycles>
    <meta:generator>LibreOffice/6.0.5.2$Windows_X86_64 LibreOffice_project/54c8cbb85f300ac59db32fe8a675ff7683cd5a16</meta:generator>
    <meta:document-statistic meta:table-count="0" meta:image-count="0" meta:object-count="0" meta:page-count="5" meta:paragraph-count="91" meta:word-count="657" meta:character-count="4683" meta:non-whitespace-character-count="4065"/>
  </office:meta>
</office:document-meta>
</file>